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bf0041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standard">
      <style:graphic-properties svg:stroke-width="0.203cm" svg:stroke-color="#bf0041" draw:marker-start-width="0.503cm" draw:marker-end-width="0.503cm" draw:fill-color="#ec9ba4" draw:textarea-horizontal-align="justify" draw:textarea-vertical-align="middle" draw:auto-grow-height="false" fo:min-height="2.29cm" fo:min-width="2.04cm" fo:padding-top="0.225cm" fo:padding-bottom="0.225cm" fo:padding-left="0.35cm" fo:padding-right="0.3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203cm" svg:stroke-color="#bf0041" draw:marker-start-width="0.503cm" draw:marker-end-width="0.503cm" draw:fill-color="#ec9ba4" draw:textarea-horizontal-align="justify" draw:textarea-vertical-align="middle" draw:auto-grow-height="false" fo:min-height="2.09cm" fo:min-width="1.84cm" fo:padding-top="0.225cm" fo:padding-bottom="0.225cm" fo:padding-left="0.35cm" fo:padding-right="0.3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8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TM" draw:style-name="dp1" draw:master-page-name="Default" presentation:presentation-page-layout-name="AL1T0">
        <draw:line draw:style-name="gr1" draw:text-style-name="P1" draw:layer="layout" svg:x1="18.415cm" svg:y1="10.64cm" svg:x2="14.605cm" svg:y2="10.64cm">
          <text:p/>
        </draw:line>
        <draw:custom-shape draw:style-name="gr2" draw:text-style-name="P3" draw:layer="layout" svg:width="2.54cm" svg:height="2.54cm" svg:x="8.81cm" svg:y="1.5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1.5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8.81cm" svg:y="9.3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9.3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35cm" svg:y1="2.84cm" svg:x2="18.11cm" svg:y2="2.84cm">
          <text:p/>
        </draw:line>
        <draw:frame draw:style-name="gr4" draw:text-style-name="P4" draw:layer="layout" svg:width="1.27cm" svg:height="0.962cm" svg:x="13.97cm" svg:y="1.805cm">
          <draw:text-box>
            <text:p text:style-name="P2">T</text:p>
          </draw:text-box>
        </draw:frame>
        <draw:custom-shape draw:style-name="gr3" draw:text-style-name="P3" draw:layer="layout" svg:width="2.54cm" svg:height="2.54cm" svg:x="8.81cm" svg:y="5.41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11cm" svg:y="5.41cm">
          <text:p text:style-name="P2"><text:span text:style-name="T1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11cm" svg:y1="6.785cm" svg:x2="11.35cm" svg:y2="6.785cm">
          <text:p/>
        </draw:line>
        <draw:frame draw:style-name="gr4" draw:text-style-name="P4" draw:layer="layout" svg:width="1.27cm" svg:height="0.962cm" svg:x="13.97cm" svg:y="5.705cm">
          <draw:text-box>
            <text:p text:style-name="P2">T</text:p>
          </draw:text-box>
        </draw:frame>
        <draw:line draw:style-name="gr1" draw:text-style-name="P1" draw:layer="layout" svg:x1="11.312cm" svg:y1="10.64cm" svg:x2="14.605cm" svg:y2="10.64cm">
          <text:p/>
        </draw:line>
        <draw:frame draw:style-name="gr5" draw:text-style-name="P4" draw:layer="layout" svg:width="1.9cm" svg:height="1.198cm" svg:x="12.07cm" svg:y="9.525cm">
          <draw:text-box>
            <text:p text:style-name="P2">T/2</text:p>
          </draw:text-box>
        </draw:frame>
        <draw:frame draw:style-name="gr5" draw:text-style-name="P4" draw:layer="layout" svg:width="1.9cm" svg:height="1.198cm" svg:x="15.57cm" svg:y="9.525cm">
          <draw:text-box>
            <text:p text:style-name="P2">T/2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0:27:24.355273422</meta:creation-date>
    <dc:date>2025-01-13T15:48:40.138165374</dc:date>
    <meta:editing-duration>PT7M25S</meta:editing-duration>
    <meta:editing-cycles>3</meta:editing-cycles>
    <meta:generator>LibreOffice/24.8.4.2$Linux_X86_64 LibreOffice_project/480$Build-2</meta:generator>
    <meta:document-statistic meta:object-count="37"/>
  </office:meta>
</office:document-meta>
</file>